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14cm" fo:margin-left="0.476cm" fo:margin-top="0cm" fo:margin-bottom="0cm" table:align="left" style:writing-mode="lr-tb"/>
    </style:style>
    <style:style style:name="Table1.A" style:family="table-column">
      <style:table-column-properties style:column-width="7.957cm"/>
    </style:style>
    <style:style style:name="Table1.B" style:family="table-column">
      <style:table-column-properties style:column-width="7.955cm"/>
    </style:style>
    <style:style style:name="Table1.1" style:family="table-row">
      <style:table-row-properties style:min-row-height="0.473cm" style:keep-together="true" fo:keep-together="auto"/>
    </style:style>
    <style:style style:name="Table1.A1" style:family="table-cell">
      <style:table-cell-properties fo:padding="0cm" fo:border="0.018cm solid #000001"/>
    </style:style>
    <style:style style:name="Table1.B1" style:family="table-cell" style:data-style-name="N37">
      <style:table-cell-properties fo:padding="0cm" fo:border="0.018cm solid #000001"/>
    </style:style>
    <style:style style:name="Table1.3" style:family="table-row">
      <style:table-row-properties style:min-row-height="0.947cm" style:keep-together="true" fo:keep-together="auto"/>
    </style:style>
    <style:style style:name="Table1.4" style:family="table-row">
      <style:table-row-properties style:min-row-height="0.482cm" style:keep-together="true" fo:keep-together="auto"/>
    </style:style>
    <style:style style:name="Table2" style:family="table">
      <style:table-properties style:width="16.776cm" fo:margin-left="0.213cm" fo:margin-top="0cm" fo:margin-bottom="0cm" table:align="left" style:writing-mode="lr-tb"/>
    </style:style>
    <style:style style:name="Table2.A" style:family="table-column">
      <style:table-column-properties style:column-width="1.235cm"/>
    </style:style>
    <style:style style:name="Table2.B" style:family="table-column">
      <style:table-column-properties style:column-width="5.83cm"/>
    </style:style>
    <style:style style:name="Table2.C" style:family="table-column">
      <style:table-column-properties style:column-width="9.712cm"/>
    </style:style>
    <style:style style:name="Table2.1" style:family="table-row">
      <style:table-row-properties style:min-row-height="0.975cm" style:keep-together="true" fo:keep-together="auto"/>
    </style:style>
    <style:style style:name="Table2.A1" style:family="table-cell">
      <style:table-cell-properties fo:padding="0cm" fo:border="0.018cm solid #000001"/>
    </style:style>
    <style:style style:name="Table2.2" style:family="table-row">
      <style:table-row-properties style:min-row-height="6.634cm" style:keep-together="true" fo:keep-together="auto"/>
    </style:style>
    <style:style style:name="Table2.3" style:family="table-row">
      <style:table-row-properties style:min-row-height="5.214cm" style:keep-together="true" fo:keep-together="auto"/>
    </style:style>
    <style:style style:name="Table2.4" style:family="table-row">
      <style:table-row-properties style:min-row-height="2.471cm" style:keep-together="true" fo:keep-together="auto"/>
    </style:style>
    <style:style style:name="Table2.5" style:family="table-row">
      <style:table-row-properties style:min-row-height="4.461cm" style:keep-together="true" fo:keep-together="auto"/>
    </style:style>
    <style:style style:name="P1" style:family="paragraph" style:parent-style-name="Table_20_Paragraph">
      <style:paragraph-properties fo:line-height="0.436cm"/>
    </style:style>
    <style:style style:name="P2" style:family="paragraph" style:parent-style-name="Table_20_Paragraph">
      <style:paragraph-properties fo:line-height="0.439cm"/>
    </style:style>
    <style:style style:name="P3" style:family="paragraph" style:parent-style-name="Table_20_Paragraph">
      <style:paragraph-properties fo:line-height="0.443cm"/>
    </style:style>
    <style:style style:name="P4" style:family="paragraph" style:parent-style-name="Table_20_Paragraph">
      <style:paragraph-properties fo:margin-left="0.203cm" fo:margin-right="0cm" fo:line-height="0.436cm" fo:text-indent="0cm" style:auto-text-indent="false"/>
    </style:style>
    <style:style style:name="P5" style:family="paragraph" style:parent-style-name="Table_20_Paragraph">
      <style:paragraph-properties fo:margin-left="0.203cm" fo:margin-right="0cm" fo:line-height="0.439cm" fo:text-indent="0cm" style:auto-text-indent="false"/>
    </style:style>
    <style:style style:name="P6" style:family="paragraph" style:parent-style-name="Table_20_Paragraph">
      <style:paragraph-properties fo:margin-left="0.203cm" fo:margin-right="0cm" fo:margin-top="0.002cm" fo:margin-bottom="0cm" fo:text-indent="0cm" style:auto-text-indent="false"/>
    </style:style>
    <style:style style:name="P7" style:family="paragraph" style:parent-style-name="Table_20_Paragraph">
      <style:paragraph-properties fo:margin-left="0.201cm" fo:margin-right="0.993cm" style:line-height-at-least="0.459cm" fo:text-indent="0cm" style:auto-text-indent="false"/>
    </style:style>
    <style:style style:name="P8" style:family="paragraph" style:parent-style-name="Table_20_Paragraph">
      <style:paragraph-properties fo:margin-left="0cm" fo:margin-right="0.152cm" fo:line-height="0.443cm" fo:text-align="end" style:justify-single-word="false" fo:text-indent="0cm" style:auto-text-indent="false"/>
    </style:style>
    <style:style style:name="P9" style:family="paragraph" style:parent-style-name="Table_20_Paragraph">
      <style:paragraph-properties fo:margin-left="0.187cm" fo:margin-right="0cm" fo:text-indent="0cm" style:auto-text-indent="false"/>
    </style:style>
    <style:style style:name="P10" style:family="paragraph" style:parent-style-name="Table_20_Paragraph">
      <style:paragraph-properties fo:margin-left="0.187cm" fo:margin-right="0cm" fo:line-height="0.443cm" fo:text-indent="0cm" style:auto-text-indent="false"/>
    </style:style>
    <style:style style:name="P11" style:family="paragraph" style:parent-style-name="Table_20_Paragraph">
      <style:paragraph-properties fo:margin-left="0cm" fo:margin-right="0.215cm" fo:line-height="0.441cm" fo:text-align="end" style:justify-single-word="false" fo:text-indent="0cm" style:auto-text-indent="false"/>
    </style:style>
    <style:style style:name="P12" style:family="paragraph" style:parent-style-name="Table_20_Paragraph">
      <style:paragraph-properties fo:margin-left="0cm" fo:margin-right="0.215cm" fo:line-height="0.436cm" fo:text-align="end" style:justify-single-word="false" fo:text-indent="0cm" style:auto-text-indent="false"/>
    </style:style>
    <style:style style:name="P13" style:family="paragraph" style:parent-style-name="Table_20_Paragraph">
      <style:paragraph-properties fo:margin-left="0cm" fo:margin-right="0.215cm" fo:margin-top="0.014cm" fo:margin-bottom="0cm" fo:text-align="end" style:justify-single-word="false" fo:text-indent="0cm" style:auto-text-indent="false"/>
    </style:style>
    <style:style style:name="P14" style:family="paragraph" style:parent-style-name="Table_20_Paragraph">
      <style:paragraph-properties fo:margin-left="0cm" fo:margin-right="0.215cm" fo:margin-top="0.009cm" fo:margin-bottom="0cm" fo:text-align="end" style:justify-single-word="false" fo:text-indent="0cm" style:auto-text-indent="false"/>
    </style:style>
    <style:style style:name="P15" style:family="paragraph" style:parent-style-name="Table_20_Paragraph" style:master-page-name="Converted1">
      <style:paragraph-properties fo:margin-left="0cm" fo:margin-right="0.215cm" fo:margin-top="0.009cm" fo:margin-bottom="0cm" fo:text-align="end" style:justify-single-word="false" fo:text-indent="0cm" style:auto-text-indent="false" style:page-number="auto"/>
    </style:style>
    <style:style style:name="P16" style:family="paragraph" style:parent-style-name="Table_20_Paragraph">
      <style:paragraph-properties fo:margin-left="0.201cm" fo:margin-right="0.691cm" fo:text-indent="0cm" style:auto-text-indent="false"/>
    </style:style>
    <style:style style:name="P17" style:family="paragraph" style:parent-style-name="Table_20_Paragraph">
      <style:paragraph-properties fo:margin-left="0.187cm" fo:margin-right="0.171cm" fo:line-height="96%" fo:text-indent="0cm" style:auto-text-indent="false"/>
    </style:style>
    <style:style style:name="P18" style:family="paragraph" style:parent-style-name="Table_20_Paragraph">
      <style:paragraph-properties fo:margin-left="0.187cm" fo:margin-right="0.243cm" fo:text-indent="0.085cm" style:auto-text-indent="false"/>
    </style:style>
    <style:style style:name="P19" style:family="paragraph" style:parent-style-name="Table_20_Paragraph">
      <style:paragraph-properties fo:margin-left="0.187cm" fo:margin-right="0.893cm" fo:margin-top="0.023cm" fo:margin-bottom="0cm" fo:line-height="105%" fo:text-indent="0cm" style:auto-text-indent="false"/>
    </style:style>
    <style:style style:name="P20" style:family="paragraph" style:parent-style-name="Table_20_Paragraph">
      <style:paragraph-properties fo:margin-top="0.014cm" fo:margin-bottom="0cm"/>
    </style:style>
    <style:style style:name="P21" style:family="paragraph" style:parent-style-name="Table_20_Paragraph" style:list-style-name="WWNum1">
      <style:paragraph-properties fo:margin-left="1.543cm" fo:margin-right="0cm" fo:margin-top="0cm" fo:margin-bottom="0cm" fo:line-height="0.474cm" fo:text-align="start" style:justify-single-word="false" fo:text-indent="-0.723cm" style:auto-text-indent="false">
        <style:tab-stops>
          <style:tab-stop style:position="1.543cm"/>
          <style:tab-stop style:position="1.545cm"/>
        </style:tab-stops>
      </style:paragraph-properties>
    </style:style>
    <style:style style:name="P22" style:family="paragraph" style:parent-style-name="Table_20_Paragraph" style:list-style-name="WWNum1">
      <style:paragraph-properties fo:margin-left="1.459cm" fo:margin-right="0cm" fo:margin-top="0.016cm" fo:margin-bottom="0cm" fo:line-height="100%" fo:text-align="start" style:justify-single-word="false" fo:text-indent="-0.639cm" style:auto-text-indent="false">
        <style:tab-stops>
          <style:tab-stop style:position="1.459cm"/>
          <style:tab-stop style:position="1.461cm"/>
        </style:tab-stops>
      </style:paragraph-properties>
    </style:style>
    <style:style style:name="P23" style:family="paragraph" style:parent-style-name="Table_20_Paragraph" style:list-style-name="WWNum1">
      <style:paragraph-properties fo:margin-left="1.459cm" fo:margin-right="0cm" fo:margin-top="0.025cm" fo:margin-bottom="0cm" fo:line-height="100%" fo:text-align="start" style:justify-single-word="false" fo:text-indent="-0.639cm" style:auto-text-indent="false">
        <style:tab-stops>
          <style:tab-stop style:position="1.459cm"/>
          <style:tab-stop style:position="1.461cm"/>
        </style:tab-stops>
      </style:paragraph-properties>
    </style:style>
    <style:style style:name="P24" style:family="paragraph" style:parent-style-name="Table_20_Paragraph" style:list-style-name="WWNum1">
      <style:paragraph-properties fo:margin-left="1.459cm" fo:margin-right="0cm" fo:margin-top="0.025cm" fo:margin-bottom="0cm" fo:line-height="0.452cm" fo:text-align="start" style:justify-single-word="false" fo:text-indent="-0.639cm" style:auto-text-indent="false">
        <style:tab-stops>
          <style:tab-stop style:position="1.459cm"/>
          <style:tab-stop style:position="1.461cm"/>
        </style:tab-stops>
      </style:paragraph-properties>
    </style:style>
    <style:style style:name="P25" style:family="paragraph" style:parent-style-name="Table_20_Paragraph" style:list-style-name="WWNum1">
      <style:paragraph-properties fo:margin-left="1.459cm" fo:margin-right="0cm" fo:margin-top="0.019cm" fo:margin-bottom="0cm" fo:line-height="100%" fo:text-align="start" style:justify-single-word="false" fo:text-indent="-0.639cm" style:auto-text-indent="false">
        <style:tab-stops>
          <style:tab-stop style:position="1.459cm"/>
          <style:tab-stop style:position="1.461cm"/>
        </style:tab-stops>
      </style:paragraph-properties>
    </style:style>
    <style:style style:name="P26" style:family="paragraph" style:parent-style-name="Table_20_Paragraph">
      <style:paragraph-properties fo:margin-left="0.201cm" fo:margin-right="1.621cm" fo:line-height="100%" fo:text-indent="0cm" style:auto-text-indent="false"/>
    </style:style>
    <style:style style:name="P27" style:family="paragraph" style:parent-style-name="Table_20_Paragraph">
      <style:paragraph-properties fo:margin-left="0.002cm" fo:margin-right="0cm" fo:line-height="0.42cm" fo:text-indent="0cm" style:auto-text-indent="false"/>
    </style:style>
    <style:style style:name="P28" style:family="paragraph" style:parent-style-name="Table_20_Paragraph">
      <style:paragraph-properties fo:margin-left="0.002cm" fo:margin-right="0.118cm" fo:text-indent="0cm" style:auto-text-indent="false"/>
    </style:style>
    <style:style style:name="P29" style:family="paragraph" style:parent-style-name="Table_20_Paragraph">
      <style:paragraph-properties fo:margin-top="0.009cm" fo:margin-bottom="0cm"/>
    </style:style>
    <style:style style:name="P30" style:family="paragraph" style:parent-style-name="Table_20_Paragraph">
      <style:paragraph-properties fo:margin-left="0.187cm" fo:margin-right="0.127cm" fo:line-height="0.445cm" fo:text-indent="0cm" style:auto-text-indent="false"/>
    </style:style>
    <style:style style:name="P31" style:family="paragraph" style:parent-style-name="Table_20_Paragraph">
      <style:paragraph-properties fo:margin-left="0.187cm" fo:margin-right="0.448cm" fo:text-indent="0cm" style:auto-text-indent="false"/>
    </style:style>
    <style:style style:name="P32" style:family="paragraph" style:parent-style-name="Title">
      <style:paragraph-properties fo:line-height="108%"/>
    </style:style>
    <style:style style:name="P33" style:family="paragraph" style:parent-style-name="Standard">
      <style:paragraph-properties fo:margin-left="0.459cm" fo:margin-right="0cm" fo:margin-top="0.002cm" fo:margin-bottom="0cm" fo:text-align="start" style:justify-single-word="false" fo:text-indent="0cm" style:auto-text-indent="false"/>
    </style:style>
    <style:style style:name="P34" style:family="paragraph" style:parent-style-name="Text_20_body">
      <style:text-properties fo:font-size="11.5pt" fo:font-weight="bold" style:font-size-asian="11.5pt" style:font-weight-asian="bold"/>
    </style:style>
    <style:style style:name="P35" style:family="paragraph" style:parent-style-name="Text_20_body">
      <style:text-properties fo:font-size="18.5pt" fo:font-weight="bold" style:font-size-asian="18.5pt" style:font-weight-asian="bold"/>
    </style:style>
    <style:style style:name="P36" style:family="paragraph" style:parent-style-name="Text_20_body">
      <style:paragraph-properties fo:margin-left="0.459cm" fo:margin-right="0cm" fo:margin-top="0.31cm" fo:margin-bottom="0cm" fo:text-indent="0cm" style:auto-text-indent="false"/>
    </style:style>
    <style:style style:name="P37" style:family="paragraph" style:parent-style-name="Text_20_body">
      <style:paragraph-properties fo:margin-top="0.002cm" fo:margin-bottom="0cm"/>
      <style:text-properties fo:font-size="7.5pt" style:font-size-asian="7.5pt"/>
    </style:style>
    <style:style style:name="T1" style:family="text">
      <style:text-properties fo:letter-spacing="-0.101cm"/>
    </style:style>
    <style:style style:name="T2" style:family="text">
      <style:text-properties fo:letter-spacing="0.002cm"/>
    </style:style>
    <style:style style:name="T3" style:family="text">
      <style:text-properties fo:font-size="11pt" style:font-size-asian="11pt"/>
    </style:style>
    <style:style style:name="T4" style:family="text">
      <style:text-properties fo:font-size="11pt" fo:letter-spacing="-0.002cm" style:font-size-asian="11pt"/>
    </style:style>
    <style:style style:name="T5" style:family="text">
      <style:text-properties fo:font-size="11pt" fo:letter-spacing="-0.004cm" style:font-size-asian="11pt"/>
    </style:style>
    <style:style style:name="T6" style:family="text">
      <style:text-properties fo:font-size="11pt" fo:letter-spacing="-0.004cm" fo:font-weight="bold" style:font-size-asian="11pt" style:font-weight-asian="bold"/>
    </style:style>
    <style:style style:name="T7" style:family="text">
      <style:text-properties fo:font-size="11pt" fo:letter-spacing="0.002cm" style:font-size-asian="11pt"/>
    </style:style>
    <style:style style:name="T8" style:family="text">
      <style:text-properties fo:font-size="11pt" fo:letter-spacing="-0.007cm" style:font-size-asian="11pt"/>
    </style:style>
    <style:style style:name="T9" style:family="text">
      <style:text-properties fo:font-size="11pt" fo:letter-spacing="-0.009cm" style:font-size-asian="11pt"/>
    </style:style>
    <style:style style:name="T10" style:family="text">
      <style:text-properties fo:font-size="11pt" fo:font-weight="bold" style:font-size-asian="11pt" style:font-weight-asian="bold"/>
    </style:style>
    <style:style style:name="T11" style:family="text">
      <style:text-properties fo:font-size="11pt" fo:letter-spacing="-0.005cm" style:font-size-asian="11pt"/>
    </style:style>
    <style:style style:name="T12" style:family="text">
      <style:text-properties fo:font-size="11pt" fo:letter-spacing="-0.005cm" fo:font-weight="bold" style:font-size-asian="11pt" style:font-weight-asian="bold"/>
    </style:style>
    <style:style style:name="T13" style:family="text">
      <style:text-properties fo:font-size="11pt" fo:letter-spacing="-0.092cm" style:font-size-asian="11pt"/>
    </style:style>
    <style:style style:name="T14" style:family="text">
      <style:text-properties fo:font-size="11pt" fo:letter-spacing="0.007cm" style:font-size-asian="11pt"/>
    </style:style>
    <style:style style:name="T15" style:family="text">
      <style:text-properties fo:font-size="11pt" fo:letter-spacing="0.004cm" style:font-size-asian="11pt"/>
    </style:style>
    <style:style style:name="T16" style:family="text">
      <style:text-properties fo:font-size="11pt" fo:letter-spacing="0.011cm" style:font-size-asian="11pt"/>
    </style:style>
    <style:style style:name="T17" style:family="text">
      <style:text-properties fo:font-size="11pt" fo:letter-spacing="-0.03cm" style:font-size-asian="11pt"/>
    </style:style>
    <style:style style:name="T18" style:family="text">
      <style:text-properties fo:font-size="11pt" fo:letter-spacing="0.086cm" style:font-size-asian="11pt"/>
    </style:style>
    <style:style style:name="T19" style:family="text">
      <style:text-properties fo:font-size="11pt" fo:letter-spacing="-0.012cm" style:font-size-asian="11pt"/>
    </style:style>
    <style:style style:name="T20" style:family="text">
      <style:text-properties fo:letter-spacing="-0.002cm"/>
    </style:style>
    <style:style style:name="T21" style:family="text">
      <style:text-properties fo:letter-spacing="-0.004cm"/>
    </style:style>
    <style:style style:name="T22" style:family="text">
      <style:text-properties fo:letter-spacing="-0.007cm"/>
    </style:style>
    <style:style style:name="T23" style:family="text">
      <style:text-properties fo:letter-spacing="-0.009cm"/>
    </style:style>
    <style:style style:name="T24" style:family="text">
      <style:text-properties fo:letter-spacing="-0.005cm"/>
    </style:style>
    <style:style style:name="T25" style:family="text">
      <style:text-properties fo:color="#202020" fo:font-size="11pt" style:font-size-asian="11pt"/>
    </style:style>
    <style:style style:name="T26" style:family="text">
      <style:text-properties fo:color="#202020" fo:font-size="11pt" fo:letter-spacing="-0.011cm" style:font-size-asian="11pt"/>
    </style:style>
    <style:style style:name="T27" style:family="text">
      <style:text-properties fo:color="#202020" fo:font-size="11pt" fo:letter-spacing="-0.009cm" style:font-size-asian="11pt"/>
    </style:style>
    <style:style style:name="T28" style:family="text">
      <style:text-properties fo:color="#202020" fo:font-size="11pt" fo:letter-spacing="-0.092cm" style:font-size-asian="11pt"/>
    </style:style>
    <style:style style:name="T29" style:family="text">
      <style:text-properties fo:color="#202020" fo:font-size="11pt" fo:letter-spacing="-0.002cm" style:font-size-asian="11pt"/>
    </style:style>
    <style:style style:name="T30" style:family="text">
      <style:text-properties fo:color="#202020" fo:font-size="11pt" fo:letter-spacing="-0.004cm" style:font-size-asian="11pt"/>
    </style:style>
    <style:style style:name="T31" style:family="text">
      <style:text-properties fo:color="#202020" fo:font-size="11pt" fo:letter-spacing="-0.093cm" style:font-size-asian="11pt"/>
    </style:style>
    <style:style style:name="T32" style:family="text">
      <style:text-properties fo:color="#202020" fo:font-size="11pt" fo:letter-spacing="-0.005cm" style:font-size-asian="11pt"/>
    </style:style>
    <style:style style:name="T33" style:family="text">
      <style:text-properties fo:color="#202020" fo:font-size="11pt" fo:letter-spacing="0.002cm" style:font-size-asian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2">Project Design Phase-I<text:span text:style-name="T1"> </text:span>Proposed Solution<text:span text:style-name="T2"> </text:span>Template</text:p>
        <text:p text:style-name="P34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4"><text:span text:style-name="T3">Date</text:span></text:p>
            </table:table-cell>
            <table:table-cell table:style-name="Table1.B1" office:value-type="date" office:date-value="2022-11-08">
              <text:p text:style-name="P1"><text:span text:style-name="T3">08/11/22</text:span></text:p>
            </table:table-cell>
          </table:table-row>
          <table:table-row table:style-name="Table1.1">
            <table:table-cell table:style-name="Table1.A1" office:value-type="string">
              <text:p text:style-name="P4"><text:span text:style-name="T3">Team</text:span><text:span text:style-name="T5"> </text:span><text:span text:style-name="T3">ID</text:span></text:p>
            </table:table-cell>
            <table:table-cell table:style-name="Table1.A1" office:value-type="string">
              <text:p text:style-name="P1"><text:span text:style-name="T3">PNT2022TMID12678</text:span></text:p>
            </table:table-cell>
          </table:table-row>
          <table:table-row table:style-name="Table1.3">
            <table:table-cell table:style-name="Table1.A1" office:value-type="string">
              <text:p text:style-name="P6"><text:span text:style-name="T3">Project</text:span><text:span text:style-name="T5"> </text:span><text:span text:style-name="T3">Name</text:span></text:p>
            </table:table-cell>
            <table:table-cell table:style-name="Table1.A1" office:value-type="string">
              <text:p text:style-name="P7"><text:span text:style-name="T3">Project - Real-Time Communication</text:span><text:span text:style-name="T7"> </text:span><text:span text:style-name="T3">System</text:span><text:span text:style-name="T8"> </text:span><text:span text:style-name="T3">Powered</text:span><text:span text:style-name="T7"> </text:span><text:span text:style-name="T3">by</text:span><text:span text:style-name="T4"> </text:span><text:span text:style-name="T3">AI</text:span><text:span text:style-name="T8"> </text:span><text:span text:style-name="T3">for</text:span><text:span text:style-name="T7"> </text:span><text:span text:style-name="T3">Specially</text:span><text:span text:style-name="T5"> </text:span><text:span text:style-name="T3">Abled</text:span></text:p>
            </table:table-cell>
          </table:table-row>
          <table:table-row table:style-name="Table1.4">
            <table:table-cell table:style-name="Table1.A1" office:value-type="string">
              <text:p text:style-name="P5"><text:span text:style-name="T3">Maximum</text:span><text:span text:style-name="T9"> </text:span><text:span text:style-name="T3">Marks</text:span></text:p>
            </table:table-cell>
            <table:table-cell table:style-name="Table1.A1" office:value-type="string">
              <text:p text:style-name="P2"><text:span text:style-name="T3">2</text:span><text:span text:style-name="T5"> </text:span><text:span text:style-name="T3">Marks</text:span></text:p>
            </table:table-cell>
          </table:table-row>
        </table:table>
        <text:p text:style-name="P35"/>
        <text:p text:style-name="P33"><text:span text:style-name="T10">Proposed</text:span><text:span text:style-name="T12"> </text:span><text:span text:style-name="T10">Solution</text:span><text:span text:style-name="T6"> </text:span><text:span text:style-name="T10">Template:</text:span></text:p>
        <text:p text:style-name="P36">Project<text:span text:style-name="T22"> </text:span>team<text:span text:style-name="T23"> </text:span>shall<text:span text:style-name="T24"> </text:span>fill<text:span text:style-name="T24"> </text:span>the<text:span text:style-name="T22"> </text:span>following<text:span text:style-name="T22"> </text:span>information<text:span text:style-name="T22"> </text:span>in<text:span text:style-name="T20"> </text:span>proposed<text:span text:style-name="T20"> </text:span>solution<text:span text:style-name="T21"> </text:span>template.</text:p>
        <text:p text:style-name="P37"/>
      </text:section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<text:span text:style-name="T10">S.No.</text:span></text:p>
          </table:table-cell>
          <table:table-cell table:style-name="Table2.A1" office:value-type="string">
            <text:p text:style-name="P3"><text:span text:style-name="T10">Parameter</text:span></text:p>
          </table:table-cell>
          <table:table-cell table:style-name="Table2.A1" office:value-type="string">
            <text:p text:style-name="P10"><text:span text:style-name="T10">Description</text:span></text:p>
          </table:table-cell>
        </table:table-row>
        <table:table-row table:style-name="Table2.2">
          <table:table-cell table:style-name="Table2.A1" office:value-type="string">
            <text:p text:style-name="P11"><text:span text:style-name="T3">1.</text:span></text:p>
          </table:table-cell>
          <table:table-cell table:style-name="Table2.A1" office:value-type="string">
            <text:p text:style-name="P16"><text:span text:style-name="T25">Problem</text:span><text:span text:style-name="T26"> </text:span><text:span text:style-name="T25">Statement (Problem</text:span><text:span text:style-name="T27"> </text:span><text:span text:style-name="T25">to</text:span><text:span text:style-name="T28"> </text:span><text:span text:style-name="T25">be</text:span><text:span text:style-name="T29"> </text:span><text:span text:style-name="T25">solved)</text:span></text:p>
          </table:table-cell>
          <table:table-cell table:style-name="Table2.A1" office:value-type="string">
            <text:p text:style-name="P17"><text:span text:style-name="T3">The communication and technologies associated with it is</text:span><text:span text:style-name="T7"> </text:span><text:span text:style-name="T3">devoloping day by day. Especially, In the domain of</text:span><text:span text:style-name="T7"> </text:span><text:span text:style-name="T3">Artificial Intelligence healthcare systems, communication</text:span><text:span text:style-name="T7"> </text:span><text:span text:style-name="T3">between specially abled and normal persons is becoming</text:span><text:span text:style-name="T7"> </text:span><text:span text:style-name="T3">popular day by day. Differently abled peoples require better</text:span><text:span text:style-name="T13"> </text:span><text:span text:style-name="T3">forms of communication with the help of new technologies</text:span><text:span text:style-name="T7"> </text:span><text:span text:style-name="T3">so that they can significantly improve their ability to get</text:span><text:span text:style-name="T7"> </text:span><text:span text:style-name="T3">around and participate in daily activities. Since normal</text:span><text:span text:style-name="T7"> </text:span><text:span text:style-name="T3">people are not trained, it is very difficult for them to</text:span><text:span text:style-name="T7"> </text:span><text:span text:style-name="T3">understand their needs. Hence, normal people need special</text:span><text:span text:style-name="T7"> </text:span><text:span text:style-name="T3">mechanisms to communicate with the differently abled and</text:span><text:span text:style-name="T7"> </text:span><text:span text:style-name="T3">thus understand their needs and concerns and to have a</text:span><text:span text:style-name="T7"> </text:span><text:span text:style-name="T3">proper</text:span><text:span text:style-name="T4"> </text:span><text:span text:style-name="T3">communication medium.</text:span></text:p>
          </table:table-cell>
        </table:table-row>
        <table:table-row table:style-name="Table2.3">
          <table:table-cell table:style-name="Table2.A1" office:value-type="string">
            <text:p text:style-name="P12"><text:span text:style-name="T3">2.</text:span></text:p>
          </table:table-cell>
          <table:table-cell table:style-name="Table2.A1" office:value-type="string">
            <text:p text:style-name="P1"><text:span text:style-name="T25">Idea</text:span><text:span text:style-name="T30"> </text:span><text:span text:style-name="T25">/ Solution</text:span><text:span text:style-name="T30"> </text:span><text:span text:style-name="T25">description</text:span></text:p>
          </table:table-cell>
          <table:table-cell table:style-name="Table2.A1" office:value-type="string">
            <text:p text:style-name="P18"><text:span text:style-name="T3">The project aims to develop an CNN model system that</text:span><text:span text:style-name="T7"> </text:span><text:span text:style-name="T3">converts the sign language into a human hearing voice in</text:span><text:span text:style-name="T7"> </text:span><text:span text:style-name="T3">the</text:span><text:span text:style-name="T14"> </text:span><text:span text:style-name="T3">desired</text:span><text:span text:style-name="T15"> </text:span><text:span text:style-name="T3">language</text:span><text:span text:style-name="T14"> </text:span><text:span text:style-name="T3">to</text:span><text:span text:style-name="T7"> </text:span><text:span text:style-name="T3">convey</text:span><text:span text:style-name="T15"> </text:span><text:span text:style-name="T3">a</text:span><text:span text:style-name="T16"> </text:span><text:span text:style-name="T3">message</text:span><text:span text:style-name="T14"> </text:span><text:span text:style-name="T3">to</text:span><text:span text:style-name="T14"> </text:span><text:span text:style-name="T3">normal</text:span><text:span text:style-name="T7"> </text:span><text:span text:style-name="T3">people, as well as convert speech into understandable sign</text:span><text:span text:style-name="T7"> </text:span><text:span text:style-name="T3">language for the deaf and dumb. We are making use of a</text:span><text:span text:style-name="T7"> </text:span><text:span text:style-name="T3">convolution neural network to create a model that is trained</text:span><text:span text:style-name="T13"> </text:span><text:span text:style-name="T3">on different hand gestures. An app is built which uses this</text:span><text:span text:style-name="T7"> </text:span><text:span text:style-name="T3">model. This app enables deaf and dumb people to convey</text:span><text:span text:style-name="T7"> </text:span><text:span text:style-name="T4">their</text:span><text:span text:style-name="T5"> </text:span><text:span text:style-name="T4">information</text:span><text:span text:style-name="T11"> </text:span><text:span text:style-name="T3">using</text:span><text:span text:style-name="T5"> </text:span><text:span text:style-name="T3">signs which</text:span><text:span text:style-name="T7"> </text:span><text:span text:style-name="T3">get</text:span><text:span text:style-name="T4"> </text:span><text:span text:style-name="T3">converted</text:span><text:span text:style-name="T17"> </text:span><text:span text:style-name="T3">to</text:span></text:p>
            <text:p text:style-name="P19"><text:span text:style-name="T3">human-understandable language and speech is given as</text:span><text:span text:style-name="T13"> </text:span><text:span text:style-name="T3">output.</text:span></text:p>
          </table:table-cell>
        </table:table-row>
        <table:table-row table:style-name="Table2.4">
          <table:table-cell table:style-name="Table2.A1" office:value-type="string">
            <text:p text:style-name="P13"><text:span text:style-name="T3">3.</text:span></text:p>
          </table:table-cell>
          <table:table-cell table:style-name="Table2.A1" office:value-type="string">
            <text:p text:style-name="P20"><text:span text:style-name="T25">Novelty</text:span><text:span text:style-name="T27"> </text:span><text:span text:style-name="T25">/ Uniqueness</text:span></text:p>
          </table:table-cell>
          <table:table-cell table:style-name="Table2.A1" office:value-type="string">
            <text:list xml:id="list7845333846696399796" text:style-name="WWNum1">
              <text:list-item>
                <text:p text:style-name="P21"><text:span text:style-name="T3">Hand</text:span><text:span text:style-name="T5"> </text:span><text:span text:style-name="T3">gestures</text:span><text:span text:style-name="T5"> </text:span><text:span text:style-name="T3">Detection</text:span></text:p>
              </text:list-item>
              <text:list-item>
                <text:p text:style-name="P22"><text:span text:style-name="T3">Language</text:span><text:span text:style-name="T9"> </text:span><text:span text:style-name="T3">customization</text:span></text:p>
              </text:list-item>
              <text:list-item>
                <text:p text:style-name="P23"><text:span text:style-name="T3">High</text:span><text:span text:style-name="T18"> </text:span><text:span text:style-name="T3">accuracy.</text:span></text:p>
              </text:list-item>
              <text:list-item>
                <text:p text:style-name="P25"><text:span text:style-name="T3">User-friendly</text:span><text:span text:style-name="T19"> </text:span><text:span text:style-name="T3">interface.</text:span></text:p>
              </text:list-item>
              <text:list-item>
                <text:p text:style-name="P24"><text:span text:style-name="T3">Understanding</text:span><text:span text:style-name="T11"> </text:span><text:span text:style-name="T3">the</text:span><text:span text:style-name="T11"> </text:span><text:span text:style-name="T3">sign</text:span><text:span text:style-name="T4"> </text:span><text:span text:style-name="T3">moments</text:span></text:p>
              </text:list-item>
            </text:list>
          </table:table-cell>
        </table:table-row>
        <text:soft-page-break/>
        <table:table-row table:style-name="Table2.5">
          <table:table-cell table:style-name="Table2.A1" office:value-type="string">
            <text:p text:style-name="P12"><text:span text:style-name="T3">4.</text:span></text:p>
          </table:table-cell>
          <table:table-cell table:style-name="Table2.A1" office:value-type="string">
            <text:p text:style-name="P26"><text:span text:style-name="T25">Social Impact / Customer</text:span><text:span text:style-name="T31"> </text:span><text:span text:style-name="T25">Satisfaction</text:span></text:p>
          </table:table-cell>
          <table:table-cell table:style-name="Table2.A1" office:value-type="string">
            <text:p text:style-name="P28"><text:span text:style-name="T3">The proposed project has an social impact mainly on</text:span><text:span text:style-name="T7"> </text:span><text:span text:style-name="T3">accessibility to information and communication in enabling</text:span><text:span text:style-name="T7"> </text:span><text:span text:style-name="T3">people with disabilities to fully enjoy all human rights and</text:span><text:span text:style-name="T7"> </text:span><text:span text:style-name="T3">fundamental freedoms is acknowledged by the convention on</text:span><text:span text:style-name="T13"> </text:span><text:span text:style-name="T3">the rights of persons with disabilities (CRPD). Using this</text:span><text:span text:style-name="T7"> </text:span><text:span text:style-name="T3">application we paved a way for the deaf person who can</text:span><text:span text:style-name="T7"> </text:span><text:span text:style-name="T3">easily interact with normal person anywhere. It enables deaf</text:span><text:span text:style-name="T7"> </text:span><text:span text:style-name="T3">and dumb people to convey their information using signs</text:span><text:span text:style-name="T7"> </text:span><text:span text:style-name="T3">which</text:span><text:span text:style-name="T4"> </text:span><text:span text:style-name="T3">get</text:span><text:span text:style-name="T7"> </text:span><text:span text:style-name="T3">converted</text:span><text:span text:style-name="T4"> </text:span><text:span text:style-name="T3">to</text:span><text:span text:style-name="T11"> </text:span><text:span text:style-name="T3">human-understandable</text:span><text:span text:style-name="T11"> </text:span><text:span text:style-name="T3">language and</text:span></text:p>
            <text:p text:style-name="P27"><text:span text:style-name="T3">speech</text:span><text:span text:style-name="T5"> </text:span><text:span text:style-name="T3">is</text:span><text:span text:style-name="T4"> </text:span><text:span text:style-name="T3">given</text:span><text:span text:style-name="T4"> </text:span><text:span text:style-name="T3">as</text:span><text:span text:style-name="T4"> </text:span><text:span text:style-name="T3">output.</text:span></text:p>
          </table:table-cell>
        </table:table-row>
      </table:table>
      <text:p text:style-name="P15"><text:span text:style-name="T3">5.</text:span></text:p>
      <text:p text:style-name="P29"><text:span text:style-name="T25">Business</text:span><text:span text:style-name="T32"> </text:span><text:span text:style-name="T25">Model</text:span><text:span text:style-name="T33"> </text:span><text:span text:style-name="T25">(Revenue</text:span><text:span text:style-name="T30"> </text:span><text:span text:style-name="T25">Model)</text:span></text:p>
      <text:p text:style-name="P9"><text:span text:style-name="T3">The financial benefits of this proposed project includes few</text:span><text:span text:style-name="T7"> </text:span><text:span text:style-name="T3">methodology, such as , opportunity for risk sharing,</text:span><text:span text:style-name="T7"> </text:span><text:span text:style-name="T3">extending</text:span><text:span text:style-name="T9"> </text:span><text:span text:style-name="T3">the</text:span><text:span text:style-name="T4"> </text:span><text:span text:style-name="T3">debt capacity,</text:span><text:span text:style-name="T4"> </text:span><text:span text:style-name="T3">the</text:span><text:span text:style-name="T8"> </text:span><text:span text:style-name="T3">release</text:span><text:span text:style-name="T4"> </text:span><text:span text:style-name="T3">of</text:span><text:span text:style-name="T4"> </text:span><text:span text:style-name="T3">free</text:span><text:span text:style-name="T11"> </text:span><text:span text:style-name="T3">cash</text:span><text:span text:style-name="T11"> </text:span><text:span text:style-name="T3">flow</text:span><text:span text:style-name="T11"> </text:span><text:span text:style-name="T3">and</text:span><text:span text:style-name="T13"> </text:span><text:span text:style-name="T3">maintaining</text:span><text:span text:style-name="T8"> </text:span><text:span text:style-name="T3">a</text:span><text:span text:style-name="T4"> </text:span><text:span text:style-name="T3">competitive advantage</text:span><text:span text:style-name="T4"> </text:span><text:span text:style-name="T3">in a</text:span><text:span text:style-name="T11"> </text:span><text:span text:style-name="T3">competitive</text:span></text:p>
      <text:p text:style-name="P30"><text:span text:style-name="T3">market, this project provides an enhanced facility of making</text:span><text:span text:style-name="T13"> </text:span><text:span text:style-name="T3">things</text:span><text:span text:style-name="T4"> </text:span><text:span text:style-name="T3">more</text:span><text:span text:style-name="T7"> </text:span><text:span text:style-name="T3">easier,</text:span><text:span text:style-name="T4"> </text:span><text:span text:style-name="T3">effective and</text:span><text:span text:style-name="T4"> </text:span><text:span text:style-name="T3">efficient.</text:span></text:p>
      <text:p text:style-name="P14"><text:span text:style-name="T3">6.</text:span></text:p>
      <text:p text:style-name="P29"><text:span text:style-name="T25">Scalability</text:span><text:span text:style-name="T27"> </text:span><text:span text:style-name="T25">of</text:span><text:span text:style-name="T29"> </text:span><text:span text:style-name="T25">the</text:span><text:span text:style-name="T29"> </text:span><text:span text:style-name="T25">Solution</text:span></text:p>
      <text:p text:style-name="P31"><text:span text:style-name="T3">This proposed solution is highly extensible in terms of the</text:span><text:span text:style-name="T13"> </text:span><text:span text:style-name="T3">features that is been offered by the system. It can be seen</text:span><text:span text:style-name="T7"> </text:span><text:span text:style-name="T3">as a highly improvised and light weight model when</text:span><text:span text:style-name="T7"> </text:span><text:span text:style-name="T3">compared to the existing systems. The system can further</text:span><text:span text:style-name="T7"> </text:span><text:span text:style-name="T3">be scaled in such a way that enables tasks being assigned</text:span><text:span text:style-name="T7"> </text:span><text:span text:style-name="T3">and</text:span><text:span text:style-name="T4"> </text:span><text:span text:style-name="T3">completed</text:span><text:span text:style-name="T5"> </text:span><text:span text:style-name="T3">in system</text:span><text:span text:style-name="T8"> </text:span><text:span text:style-name="T3">through gestu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language="en" fo:country="US" style:font-name-asian="Times New Roman1" style:language-asian="en" style:country-asian="US" style:font-name-complex="Times New Roman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016cm" fo:margin-bottom="0cm"/>
      <style:text-properties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6.373cm" fo:margin-right="6.71cm" fo:margin-top="0.12cm" fo:margin-bottom="0cm" fo:text-align="center" style:justify-single-word="false" fo:text-indent="0cm" style:auto-text-indent="false"/>
      <style:text-properties style:font-name="Times New Roman"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paragraph-properties fo:margin-left="0.201cm" fo:margin-right="0cm" fo:text-indent="0cm" style:auto-text-indent="false"/>
      <style:text-properties style:font-name="Times New Roman" fo:language="en" fo:country="US" style:font-name-asian="Times New Roman1" style:language-asian="en" style:country-asian="US" style:font-name-complex="Times New Roman1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anguage="en" fo:country="US" style:font-name-asian="Symbol1" style:font-size-asian="11pt" style:language-asian="en" style:country-asian="US" style:font-name-complex="Symbol1" style:font-size-complex="11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721cm" fo:margin-left="1.543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721cm" fo:margin-left="2.365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721cm" fo:margin-left="3.18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721cm" fo:margin-left="3.99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721cm" fo:margin-left="4.808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721cm" fo:margin-left="5.622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721cm" fo:margin-left="6.436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721cm" fo:margin-left="7.2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721cm" fo:margin-left="8.06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22cm" style:num-format="1" style:print-orientation="portrait" fo:margin-top="1.482cm" fo:margin-bottom="0.494cm" fo:margin-left="2.081cm" fo:margin-right="1.729cm" style:writing-mode="lr-tb" style:layout-grid-color="#c0c0c0" style:layout-grid-lines="27746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render Katkam</meta:initial-creator>
    <meta:creation-date>2022-11-10T06:03:17</meta:creation-date>
    <dc:date>2022-11-10T11:39:54.21</dc:date>
    <meta:editing-duration>P0D</meta:editing-duration>
    <meta:generator>OpenOffice/4.1.12$Win32 OpenOffice.org_project/4112m1$Build-9809</meta:generator>
    <meta:document-statistic meta:table-count="2" meta:image-count="0" meta:object-count="0" meta:page-count="3" meta:paragraph-count="39" meta:word-count="489" meta:character-count="311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